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ManagerImpl.createNodeTypes( Session session , MappingDescriptor mapping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NodeTypes( Session session , ClassDescriptor [ ] class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NodeTypesFromMappingFiles( Session session , InputStream [ ] mappingXml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getAllPrimaryNodeTypeNames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removeSingleNodeType( Session session , String jcr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removeNodeTypes( Session session , InputStream [ ] mappingXml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NodeTypesFromConfiguration( Session session , InputStream jcrRepositoryConfiguratio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Namespace( Session session , String namespace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SingleNodeTypeFromMappingFile( Session session , InputStream mappingXmlFile , String jcr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NodeTypeFromClass( Session session , Class clazz , String jcrNodeType , boolean reflectSup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SingleNodeType( Session session , ClassDescriptor clas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removeNodeTypesFromMappingFile( Session session , InputStream [ ] mappingXml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removeNodeTypesFromConfiguration( Session session , InputStream jcrRepositoryConfiguratio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NodeType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getPrimaryNodeTypeNames( Session session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